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yle6">
      <style:graphic-properties svg:stroke-width="0.1cm" draw:marker-start-width="0.35cm" draw:marker-end-width="0.35cm" fo:padding-top="0.175cm" fo:padding-bottom="0.175cm" fo:padding-left="0.3cm" fo:padding-right="0.3cm"/>
    </style:style>
    <style:style style:name="gr2" style:family="graphic" style:parent-style-name="style12">
      <style:graphic-properties svg:stroke-width="0.2cm" draw:marker-start-width="0.5cm" draw:marker-end-width="0.5cm" fo:padding-top="0.225cm" fo:padding-bottom="0.225cm" fo:padding-left="0.35cm" fo:padding-right="0.35cm"/>
    </style:style>
    <style:style style:name="gr3" style:family="graphic" style:parent-style-name="style13">
      <style:graphic-properties draw:fill="solid" draw:fill-color="#00ae00"/>
    </style:style>
    <style:style style:name="gr4" style:family="graphic" style:parent-style-name="style7">
      <style:graphic-properties draw:fill="solid" draw:fill-color="#c0c0c0"/>
    </style:style>
    <style:style style:name="gr5" style:family="graphic" style:parent-style-name="style16">
      <style:graphic-properties draw:fill="solid" draw:fill-color="#00ae00"/>
    </style:style>
    <style:style style:name="gr6" style:family="graphic" style:parent-style-name="style17">
      <style:graphic-properties draw:fill="solid" draw:fill-color="#00ae00"/>
    </style:style>
    <style:style style:name="gr7" style:family="graphic" style:parent-style-name="style7">
      <style:graphic-properties draw:fill="solid" draw:fill-color="#94006b"/>
    </style:style>
    <style:style style:name="gr8" style:family="graphic" style:parent-style-name="objectwithoutfill">
      <style:graphic-properties svg:stroke-width="0.2cm" svg:stroke-color="#ffffff" draw:marker-start-width="0.5cm" draw:marker-end-width="0.5cm" draw:fill="none" draw:textarea-horizontal-align="center" draw:textarea-vertical-align="middle" fo:padding-top="0.225cm" fo:padding-bottom="0.225cm" fo:padding-left="0.35cm" fo:padding-right="0.35cm"/>
    </style:style>
    <style:style style:name="gr9" style:family="graphic" style:parent-style-name="objectwithoutfill">
      <style:graphic-properties svg:stroke-width="0.2cm" svg:stroke-color="#ffffff" draw:fill="none" draw:textarea-horizontal-align="center" draw:textarea-vertical-align="middle" fo:padding-top="0.225cm" fo:padding-bottom="0.225cm" fo:padding-left="0.35cm" fo:padding-right="0.35cm"/>
    </style:style>
    <style:style style:name="gr10" style:family="graphic" style:parent-style-name="standard">
      <style:graphic-properties svg:stroke-width="0.2cm" svg:stroke-color="#333333" draw:fill="solid" draw:fill-color="#ffffff" draw:textarea-horizontal-align="center" draw:textarea-vertical-align="middle" fo:padding-top="0.225cm" fo:padding-bottom="0.225cm" fo:padding-left="0.35cm" fo:padding-right="0.35cm"/>
    </style:style>
    <style:style style:name="gr11" style:family="graphic" style:parent-style-name="standard">
      <style:graphic-properties svg:stroke-width="0.2cm" svg:stroke-color="#333333" draw:fill="solid" draw:fill-color="#ffffff" draw:textarea-horizontal-align="center" draw:textarea-vertical-align="middle" fo:padding-top="0.225cm" fo:padding-bottom="0.225cm" fo:padding-left="0.35cm" fo:padding-right="0.35cm"/>
    </style:style>
    <style:style style:name="gr12" style:family="graphic" style:parent-style-name="standard">
      <style:graphic-properties draw:stroke="none" svg:stroke-width="0.2cm" svg:stroke-color="#000000" draw:fill="none" draw:fill-color="#ffffff" draw:textarea-horizontal-align="left" draw:auto-grow-height="true" draw:auto-grow-width="false" fo:min-height="2.627cm" fo:min-width="1.24cm" fo:padding-top="0.225cm" fo:padding-bottom="0.225cm" fo:padding-left="0.35cm" fo:padding-right="0.35cm"/>
    </style:style>
    <style:style style:name="P1" style:family="paragraph">
      <style:paragraph-properties fo:text-align="center"/>
    </style:style>
    <style:style style:name="P2" style:family="paragraph">
      <style:paragraph-properties fo:text-align="center"/>
      <style:text-properties fo:font-size="88pt" style:font-size-asian="88pt" style:font-size-complex="88pt"/>
    </style:style>
    <style:style style:name="P3" style:family="paragraph">
      <style:text-properties fo:font-size="80pt" style:font-size-asian="80pt" style:font-size-complex="80pt"/>
    </style:style>
    <style:style style:name="T1" style:family="text">
      <style:text-properties fo:font-size="88pt" style:font-size-asian="88pt" style:font-size-complex="88pt"/>
    </style:style>
    <style:style style:name="T2" style:family="text">
      <style:text-properties fo:font-size="80pt" style:font-size-asian="80pt" style:font-size-complex="8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ath draw:style-name="style0" draw:layer="layout" svg:width="1.97cm" svg:height="1.207cm" svg:x="-3.704cm" svg:y="18.619cm" svg:viewBox="0 0 1971 1208" svg:d="m145 0c-687 631 1260 2279 1826 160-128-20-1716-89-1826-160z">
            <text:p/>
          </draw:path>
          <draw:path draw:style-name="style1" draw:layer="layout" svg:width="1.859cm" svg:height="5.477cm" svg:x="-4.867cm" svg:y="23.823cm" svg:viewBox="0 0 1860 5478" svg:d="m0 5292c392 62 643 124 1034 186 134-1688 551-3529 826-5293-392-61-784-123-1177-185-275 1764-656 3451-683 5292z">
            <text:p/>
          </draw:path>
          <draw:path draw:style-name="style1" draw:layer="layout" svg:width="1.897cm" svg:height="5.477cm" svg:x="-2.628cm" svg:y="23.823cm" svg:viewBox="0 0 1898 5478" svg:d="m1898 5292c-400 61-656 123-1056 186-136-1688-562-3528-842-5292 400-62 800-124 1200-186 281 1764 670 3451 698 5292z">
            <text:p/>
          </draw:path>
          <draw:path draw:style-name="style2" draw:layer="layout" svg:width="4.329cm" svg:height="5.093cm" svg:x="-4.904cm" svg:y="18.91cm" svg:viewBox="0 0 4330 5094" svg:d="m86 4738c-116 379 4244 514 4100 108-347-225 144-3235 144-4759-597 1-685-32-1271-30-108 0-831 673-940 674-80 0-890-731-971-731-627 1-421 94-1148 87 0 1524 519 4345 86 4651z">
            <text:p/>
          </draw:path>
          <draw:g>
            <draw:path draw:style-name="style3" draw:layer="layout" svg:width="2.845cm" svg:height="1.325cm" svg:x="-6.268cm" svg:y="28.983cm" svg:viewBox="0 0 2846 1326" svg:d="m1835 229c669-274 730-343 972 21 203 306-413 648-1273 883-861 235-1481 300-1531-64-46-335 507-740 1286-997z">
              <text:p/>
            </draw:path>
            <draw:polygon draw:style-name="style4" draw:layer="layout" svg:width="1.138cm" svg:height="0.568cm" svg:x="-5.558cm" svg:y="29.075cm" svg:viewBox="0 0 1139 569" draw:points="596,0 1139,176 271,109 881,366 0,257 556,569 176,149 949,271 1003,271">
              <text:p/>
            </draw:polygon>
          </draw:g>
          <draw:g>
            <draw:path draw:style-name="style3" draw:layer="layout" svg:width="2.845cm" svg:height="1.325cm" svg:x="-2.177cm" svg:y="28.983cm" svg:viewBox="0 0 2846 1326" svg:d="m1011 229c-669-274-731-343-972 21-203 306 412 648 1273 883 861 235 1481 300 1531-64 46-335-507-740-1286-997z">
              <text:p/>
            </draw:path>
            <draw:polygon draw:style-name="style4" draw:layer="layout" svg:width="1.138cm" svg:height="0.568cm" svg:x="-1.158cm" svg:y="29.075cm" svg:viewBox="0 0 1139 569" draw:points="542,0 0,176 867,109 257,366 1139,257 583,569 962,149 190,271 136,271">
              <text:p/>
            </draw:polygon>
          </draw:g>
          <draw:path draw:style-name="style5" draw:layer="layout" svg:width="4.159cm" svg:height="2.729cm" svg:x="-4.829cm" svg:y="23.699cm" svg:viewBox="0 0 4160 2730" svg:d="m4160 153c-479 146-1000-22-1472 181-470-63-2206-270-2688-334 147 1255 159 739 197 1950-176 714 1614 920 1363 460 253-344 554-846 497-1270 427 285 247 844 403 1119-46 660 691 454 1093 387 670 82 317-720 340-1098-43-443-208-897 43-1310 34-80 142-149 224-85z">
            <text:p/>
          </draw:path>
          <draw:path draw:style-name="gr1" draw:layer="layout" svg:width="0.142cm" svg:height="1.852cm" svg:x="-4.514cm" svg:y="23.911cm" svg:viewBox="0 0 143 1853" svg:d="m0 0c83 430 193 1419 117 1853">
            <text:p/>
          </draw:path>
          <draw:path draw:style-name="gr1" draw:layer="layout" svg:width="0.142cm" svg:height="1.852cm" svg:x="-4.324cm" svg:y="23.911cm" svg:viewBox="0 0 143 1853" svg:d="m0 0c84 430 193 1419 117 1853">
            <text:p/>
          </draw:path>
          <draw:polygon draw:style-name="style7" draw:layer="layout" svg:width="1.356cm" svg:height="1.374cm" svg:x="-3.55cm" svg:y="20.174cm" svg:viewBox="0 0 1357 1375" draw:points="1259,1206 778,986 420,1375 480,850 0,630 517,524 579,0 839,459 1357,356 1000,745">
            <text:p/>
          </draw:polygon>
          <draw:path draw:style-name="gr1" draw:layer="layout" svg:width="0.141cm" svg:height="1.852cm" svg:x="-1.491cm" svg:y="24.038cm" svg:viewBox="0 0 142 1853" svg:d="m0 0c83 430 193 1418 116 1853">
            <text:p/>
          </draw:path>
          <draw:path draw:style-name="style8" draw:layer="layout" svg:width="3.837cm" svg:height="4.918cm" svg:x="-4.557cm" svg:y="14.347cm" svg:viewBox="0 0 3838 4919" svg:d="m305 2901c1 109 14 230 43 366 28 136 69 296 126 444 56 147 124 290 207 425 81 132 175 255 283 363 109 107 223 203 364 273 140 68 320 124 473 142 153 14 294-5 436-46 140-44 278-114 401-207 122-95 236-233 326-348 89-115 145-219 206-334 61-120 113-238 157-364 43-126 76-264 101-379s41-213 51-302v0c25 14 55 21 93 21 38-2 90 1 131-26 39-28 73-72 97-141 22-73 40-178 38-278-3-101-28-234-51-314-24-80-53-123-88-155-38-34-87-35-127-36-41-2-79 6-114 25v0c22-98 22-221 0-374-23-156-67-353-135-540-71-188-211-446-279-579-69-135-72-151-130-218-59-69-126-136-220-186-98-50-215-90-352-110-139-21-296-34-465-11-170 20-370 60-536 141-169 82-318 207-452 349-136 141-250 318-343 490-92 171-160 396-207 530-49 131-67 184-85 258-18 72-27 134-25 176 1 42 12 65 34 72v0c-58-6-104 10-140 40s-56 81-76 146c-22 65-44 139-46 233-3 92 2 238 33 318 31 75 106 119 152 142 45 21 85 21 119-6z">
            <text:p/>
          </draw:path>
          <draw:path draw:style-name="style9" draw:layer="layout" svg:width="3.762cm" svg:height="3.95cm" svg:x="-4.529cm" svg:y="15.273cm" svg:viewBox="0 0 3763 3951" svg:d="m378 1106c55-35 112-79 174-137 61-57 138-133 195-206 56-77 104-171 139-238 33-68 52-121 59-162v0c136 41 261 66 385 82 123 13 242 5 350 4 106-3 190 2 288-20 98-24 208-71 300-111 89-41 168-74 236-126 67-55 122-117 165-192v0c35 87 71 178 110 277 39 99 79 205 123 319 42 113 91 249 135 350 42 96 85 180 118 232 31 49 45 58 72 76 26 18 54 29 85 35v0c-6 18-9 39-9 61-2 23 1 60 4 70 2 8 8-4 13-20 5-18 7-49 17-75 9-29 21-54 38-82 16-27 33-61 59-80 24-22 52-37 89-40 35-6 90-12 126 19 37 33 68 103 89 172 18 67 26 146 25 233s-5 210-25 283c-21 68-52 107-97 131-46 24-129 27-169 10-40-18-57-100-72-116-15-16-23-4-21 20 2 21 27 49 30 111 1 62-1 137-26 263-26 127-73 331-130 487-59 152-129 291-209 423-78 132-158 248-263 360-106 110-245 226-367 300-124 71-227 106-367 124-142 17-322 7-468-27-146-37-271-100-400-193-130-92-265-222-372-359-108-139-197-314-268-458s-112-276-150-400c-38-125-61-246-75-339-15-94-16-164-8-216v0c27-34 44-65 55-93 10-29 10-75 4-75-7 0-23 48-42 75-19 27-40 74-71 87-33 11-85 9-123-15-38-26-86-71-106-137-22-67-26-172-21-257 6-87 28-191 55-253 25-63 59-94 93-116 33-23 73-19 102-21 25-5 38-5 59 0 21 5 51 14 67 36 16 22 23 87 30 96 6 5 11-28 8-56-5-29-17-68-38-116z">
            <text:p/>
          </draw:path>
          <draw:path draw:style-name="style8" draw:layer="layout" svg:width="0.203cm" svg:height="0.392cm" svg:x="-4.381cm" svg:y="16.569cm" svg:viewBox="0 0 204 393" svg:d="m5 198c5-30 15-77 30-106 14-31 39-56 59-70 20-17 41-31 60-15 17 15 47 89 50 110 2 18-28 23-38 11-11-13-15-64-25-76-13-13-25-14-42 5-18 19-53 71-64 111-12 39-9 90-4 122 4 30 14 51 30 60 14 5 51-21 59-15 5 5 1 49-17 55-19 7-73 3-89-15-16-20-14-72-13-101-1-29-2-47 4-76z">
            <text:p/>
          </draw:path>
          <draw:path draw:style-name="style8" draw:layer="layout" svg:width="0.187cm" svg:height="0.402cm" svg:x="-1.099cm" svg:y="16.641cm" svg:viewBox="0 0 188 403" svg:d="m188 220c-2-33-7-77-16-110-13-32-33-63-51-81-18-19-37-38-57-25-22 12-58 80-63 101-6 20 23 25 36 17 11-10 22-62 34-71 13-10 25-10 42 12 14 22 41 80 48 121 6 41-2 91-10 122-9 30-22 47-37 55-16 3-48-31-56-26-9 5-7 48 10 58 16 9 68 16 89 0 21-17 19-68 26-97 5-29 5-46 5-76z">
            <text:p/>
          </draw:path>
          <draw:path draw:style-name="style8" draw:layer="layout" svg:width="0.05cm" svg:height="0.171cm" svg:x="-1.012cm" svg:y="16.759cm" svg:viewBox="0 0 51 172" svg:d="m0 4c-1 10 19 52 26 81 4 28 4 79 8 86 4 5 17-21 17-45 0-27-9-81-17-102-9-22-32-30-34-20z">
            <text:p/>
          </draw:path>
          <draw:path draw:style-name="style8" draw:layer="layout" svg:width="0.202cm" svg:height="0.242cm" svg:x="-2.972cm" svg:y="16.405cm" svg:viewBox="0 0 203 243" svg:d="m0 122c0 66 46 121 102 121s101-55 101-121-45-122-101-122-102 55-102 122z">
            <text:p/>
          </draw:path>
          <draw:path draw:style-name="style8" draw:layer="layout" svg:width="0.202cm" svg:height="0.242cm" svg:x="-2.563cm" svg:y="16.409cm" svg:viewBox="0 0 203 243" svg:d="m0 122c0 66 46 121 102 121s101-55 101-121-45-122-101-122-102 55-102 122z">
            <text:p/>
          </draw:path>
          <draw:path draw:style-name="style8" draw:layer="layout" svg:width="0.367cm" svg:height="0.087cm" svg:x="-3.124cm" svg:y="16.155cm" svg:viewBox="0 0 368 88" svg:d="m33 52c29-13 104-33 160-40 56-9 150-15 170-11 16 5-8 15-63 31-59 16-230 50-275 55-45 2-21-22 8-35z">
            <text:p/>
          </draw:path>
          <draw:path draw:style-name="style8" draw:layer="layout" svg:width="0.365cm" svg:height="0.103cm" svg:x="-2.476cm" svg:y="16.188cm" svg:viewBox="0 0 366 104" svg:d="m40 0c31 1 105 14 162 32 54 14 143 53 160 65 14 10-11 10-68 0-59-13-230-52-273-67-42-17-12-31 19-30z">
            <text:p/>
          </draw:path>
          <draw:path draw:style-name="style8" draw:layer="layout" svg:width="0.366cm" svg:height="0.11cm" svg:x="-3.555cm" svg:y="15.716cm" svg:viewBox="0 0 367 111" svg:d="m20 36c27 14 105 31 161 45 57 13 153 30 178 30 22-3-3-29-38-40-37-12-127-14-178-25-52-14-107-43-127-46-21-2-23 19 4 36z">
            <text:p/>
          </draw:path>
          <draw:path draw:style-name="style8" draw:layer="layout" svg:width="0.137cm" svg:height="0.393cm" svg:x="-1.851cm" svg:y="15.469cm" svg:viewBox="0 0 138 394" svg:d="m11 105c11 45 38 128 60 176 20 48 64 120 67 112 3-10-29-108-50-172-23-67-68-197-80-218-13-19-8 53 3 102z">
            <text:p/>
          </draw:path>
          <draw:path draw:style-name="style8" draw:layer="layout" svg:width="0.072cm" svg:height="0.029cm" svg:x="-3.162cm" svg:y="15.796cm" svg:viewBox="0 0 73 30" svg:d="m0 15c0 9 16 15 36 15s37-6 37-15c0-8-17-15-37-15s-36 7-36 15z">
            <text:p/>
          </draw:path>
          <draw:path draw:style-name="style8" draw:layer="layout" svg:width="0.041cm" svg:height="0.076cm" svg:x="-1.698cm" svg:y="15.9cm" svg:viewBox="0 0 42 77" svg:d="m4 1c-7 4-4 24 6 45 10 21 22 34 29 30 6-4 3-24-7-44-9-22-23-35-28-31z">
            <text:p/>
          </draw:path>
          <draw:path draw:style-name="style8" draw:layer="layout" svg:width="1.386cm" svg:height="0.858cm" svg:x="-3.349cm" svg:y="17.621cm" svg:viewBox="0 0 1387 859" svg:d="m1 116 38-20v0c13 94 36 181 68 263 30 82 68 160 122 227 54 64 119 116 202 157 83 39 188 89 288 80 98-9 218-69 300-131 82-64 138-152 186-237 46-85 70-193 93-268 22-76 34-139 38-187v0l51 5v0c-25 106-54 207-89 303-35 97-73 194-123 273-51 76-104 140-181 187-82 46-191 87-292 91-101 2-210-23-304-76-95-55-192-158-253-247-62-91-92-218-115-288-24-70-33-114-29-132z">
            <text:p/>
          </draw:path>
          <draw:path draw:style-name="style8" draw:layer="layout" svg:width="0.254cm" svg:height="0.16cm" svg:x="-3.471cm" svg:y="17.655cm" svg:viewBox="0 0 255 161" svg:d="m85 77c25-17 47-24 76-36 29-12 86-48 93-40 6 6-28 53-59 81-32 25-101 64-132 75-32 9-67-2-63-14 4-15 56-49 85-66z">
            <text:p/>
          </draw:path>
          <draw:path draw:style-name="style8" draw:layer="layout" svg:width="0.273cm" svg:height="0.109cm" svg:x="-2.117cm" svg:y="17.576cm" svg:viewBox="0 0 274 110" svg:d="m180 35c-31-10-51-13-81-16-30-7-95-25-99-17-5 9 36 45 72 66 37 17 108 40 142 42 34 0 63-18 59-31-6-13-65-34-93-44z">
            <text:p/>
          </draw:path>
          <draw:path draw:style-name="style10" draw:layer="layout" svg:width="3.173cm" svg:height="2.128cm" svg:x="-4.293cm" svg:y="14.381cm" svg:viewBox="0 0 3174 2129" svg:d="m683 1242c-18 62-43 122-76 185-34 62-67 115-122 184-57 71-146 163-211 226-65 61-130 113-175 133-45 16-78 3-92-27-14-32-6-78 10-154 13-77 35-174 80-299 43-128 111-312 184-457 71-147 151-282 247-406 96-126 203-241 323-331 118-90 242-151 385-201 142-49 327-78 465-90 137-13 240 0 356 19 116 20 231 37 333 95 100 56 201 160 270 248 68 88 92 178 142 276 49 98 111 212 155 307 42 92 65 141 99 248 32 105 74 276 96 386 18 110 21 195 22 273 1 75-6 135-20 180-15 45-41 86-73 91-32 3-72-7-118-67-46-61-98-175-151-295-53-123-107-276-165-430-58-154-120-313-184-484v0c27-49 45-112 56-186 9-77 5-228 3-263-3-36-12 18-16 58-6 41-3 115-17 186-16 69-32 158-76 229-45 69-98 128-191 188-94 60-250 129-369 170-121 37-221 53-346 63-127 9-286 3-402-4-118-6-215-18-294-40-80-24-128-67-180-105-53-41-116-123-133-131-17-8 18 61 34 86 15 22 37 33 62 56 26 23 55 50 89 83z">
            <text:p/>
          </draw:path>
          <draw:path draw:style-name="style8" draw:layer="layout" svg:width="0.314cm" svg:height="0.386cm" svg:x="-4.054cm" svg:y="15.785cm" svg:viewBox="0 0 315 387" svg:d="m3 357c12-23 80-73 113-107 30-33 45-50 79-91 31-42 99-146 115-157 14-13-1 46-23 87-25 39-71 104-112 153-41 50-101 117-129 138-30 19-55-2-43-23z">
            <text:p/>
          </draw:path>
          <draw:path draw:style-name="style8" draw:layer="layout" svg:width="0.049cm" svg:height="0.042cm" svg:x="-4.121cm" svg:y="16.178cm" svg:viewBox="0 0 50 43" svg:d="m1 41c2 5 16 1 29-9s23-24 20-29c-4-6-18-2-31 8-13 11-22 24-18 30z">
            <text:p/>
          </draw:path>
          <draw:path draw:style-name="style8" draw:layer="layout" svg:width="0.627cm" svg:height="0.213cm" svg:x="-3.634cm" svg:y="15.406cm" svg:viewBox="0 0 628 214" svg:d="m12 29c25 20 97 73 157 102 59 28 119 52 195 67 75 14 219 17 254 16 32-2-18-20-60-28-44-7-138-8-197-19-60-13-114-37-159-56s-82-41-111-58c-31-20-57-47-70-52-14-4-34 5-9 28z">
            <text:p/>
          </draw:path>
          <draw:path draw:style-name="style8" draw:layer="layout" svg:width="0.089cm" svg:height="0.155cm" svg:x="-3.347cm" svg:y="15.46cm" svg:viewBox="0 0 90 156" svg:d="m0 14c5 16 30 74 47 98 14 23 39 47 43 43 2-5-15-42-27-67-11-25-26-67-36-78-12-13-29-15-27 4z">
            <text:p/>
          </draw:path>
          <draw:path draw:style-name="style8" draw:layer="layout" svg:width="0.069cm" svg:height="0.111cm" svg:x="-3.412cm" svg:y="15.489cm" svg:viewBox="0 0 70 112" svg:d="m0 8c0 11 13 41 26 60 13 17 39 47 44 44 3-4-21-51-27-67-8-20-10-34-17-40-7-7-26-7-26 3z">
            <text:p/>
          </draw:path>
          <draw:path draw:style-name="style8" draw:layer="layout" svg:width="0.846cm" svg:height="0.524cm" svg:x="-2.67cm" svg:y="15.055cm" svg:viewBox="0 0 847 525" svg:d="m35 485c54-29 212-90 304-134 90-46 169-90 237-135 65-45 117-93 158-130 41-36 67-72 87-82 18-10 33-2 23 19-14 20-54 60-93 95-39 34-80 68-136 111-58 39-131 94-204 134-75 39-167 79-234 106-67 28-130 52-155 56-24 1-39-9 13-40z">
            <text:p/>
          </draw:path>
          <draw:path draw:style-name="style8" draw:layer="layout" svg:width="0.824cm" svg:height="0.092cm" svg:x="-2.644cm" svg:y="14.856cm" svg:viewBox="0 0 825 93" svg:d="m29 26c41-12 148-20 241-24 93-2 219-5 310 5 89 7 183 28 221 43 37 14 25 40 3 43-24 1-74-28-139-35-65-9-164-16-243-16-81-1-164 7-231 12-67 2-142 15-168 11-28-5-36-29 6-39z">
            <text:p/>
          </draw:path>
          <draw:path draw:style-name="style8" draw:layer="layout" svg:width="0.711cm" svg:height="0.319cm" svg:x="-2.538cm" svg:y="14.49cm" svg:viewBox="0 0 712 320" svg:d="m15 34c47 21 244 49 356 95 110 46 244 152 299 181 55 26 46-5 30-24-17-20-69-56-128-91-62-36-150-90-231-121-81-33-192-66-248-72-56-8-124 11-78 32z">
            <text:p/>
          </draw:path>
          <draw:path draw:style-name="style8" draw:layer="layout" svg:width="0.258cm" svg:height="0.383cm" svg:x="-1.741cm" svg:y="14.869cm" svg:viewBox="0 0 259 384" svg:d="m6 28c18 32 97 120 136 178 36 56 66 134 85 161 20 25 38 23 30-7-10-33-53-121-89-178-38-59-101-140-128-165-29-27-51-21-34 11z">
            <text:p/>
          </draw:path>
          <draw:path draw:style-name="style8" draw:layer="layout" svg:width="0.18cm" svg:height="0.515cm" svg:x="-1.732cm" svg:y="15.119cm" svg:viewBox="0 0 181 516" svg:d="m6 3c14 16 74 115 103 182 28 67 53 167 66 221 11 52 5 78 3 94-3 14-3 28-13-3-12-33-25-117-49-185-25-70-74-169-93-222-18-51-31-104-17-87z">
            <text:p/>
          </draw:path>
          <draw:path draw:style-name="style8" draw:layer="layout" svg:width="0.199cm" svg:height="0.268cm" svg:x="-1.425cm" svg:y="16.171cm" svg:viewBox="0 0 200 269" svg:d="m3 23c11 30 57 128 85 170 27 40 56 66 76 75 18 6 36-14 36-20-2-5-22-2-36-12-15-13-33-36-49-63-18-29-39-75-53-102-14-29-28-56-37-63-11-10-33-16-22 15z">
            <text:p/>
          </draw:path>
          <draw:path draw:style-name="style8" draw:layer="layout" svg:width="0.044cm" svg:height="0.05cm" svg:x="-1.209cm" svg:y="16.364cm" svg:viewBox="0 0 45 51" svg:d="m1 50c4 5 18-2 29-15 12-13 18-28 14-33-4-5-16 1-29 15-12 13-18 28-14 33z">
            <text:p/>
          </draw:path>
          <draw:path draw:style-name="style8" draw:layer="layout" svg:width="0.076cm" svg:height="0.46cm" svg:x="-1.867cm" svg:y="14.219cm" svg:viewBox="0 0 77 461" svg:d="m0 419c3-40 27-134 34-197 2-67-12-154-7-189 3-36 28-40 36-24s13 60 14 114c-1 54-5 143-14 201-9 54-29 114-40 131-10 14-25 3-23-36z">
            <text:p/>
          </draw:path>
          <draw:path draw:style-name="style8" draw:layer="layout" svg:width="0.355cm" svg:height="0.609cm" svg:x="-1.797cm" svg:y="14.111cm" svg:viewBox="0 0 356 610" svg:d="m12 558c23-39 99-110 141-169 41-62 76-121 103-185 26-66 43-166 60-193 15-25 46-6 39 43-7 46-46 154-83 233-37 77-97 171-138 227-42 55-93 86-112 95-22 6-31-14-10-51z">
            <text:p/>
          </draw:path>
          <draw:path draw:style-name="style8" draw:layer="layout" svg:width="0.318cm" svg:height="0.172cm" svg:x="-1.694cm" svg:y="14.613cm" svg:viewBox="0 0 319 173" svg:d="m12 131c20-24 61-80 112-103 49-22 153-31 182-27 26 2 9 36-17 47-28 9-100-4-142 16-40 19-72 85-95 102-24 17-38 0-43-4-8-6-17-12 3-31z">
            <text:p/>
          </draw:path>
          <draw:path draw:style-name="style8" draw:layer="layout" svg:width="0.505cm" svg:height="0.204cm" svg:x="-3.24cm" svg:y="18.976cm" svg:viewBox="0 0 506 205" svg:d="m14 40c23 22 81 59 137 86 54 25 129 43 189 59 57 13 135 22 158 20 20-5-1-28-34-40-36-12-113-13-171-30-58-18-125-52-171-74-46-24-87-58-104-60-19-5-27 18-4 39z">
            <text:p/>
          </draw:path>
          <draw:path draw:style-name="style8" draw:layer="layout" svg:width="0.033cm" svg:height="0.039cm" svg:x="-2.702cm" svg:y="19.152cm" svg:viewBox="0 0 34 40" svg:d="m10 0c-7 2-12 14-9 22 1 7 14 17 21 18 5-2 13-23 12-29-3-8-19-12-24-11z">
            <text:p/>
          </draw:path>
          <draw:path draw:style-name="style8" draw:layer="layout" svg:width="0.034cm" svg:height="0.04cm" svg:x="-3.298cm" svg:y="18.921cm" svg:viewBox="0 0 35 41" svg:d="m10 0c-6 2-12 15-9 22 1 8 15 19 22 19 4-2 12-24 12-29-3-9-20-13-25-12z">
            <text:p/>
          </draw:path>
          <draw:path draw:style-name="style1" draw:layer="layout" svg:width="0.586cm" svg:height="1.43cm" svg:x="-0.587cm" svg:y="15.59cm" svg:viewBox="0 0 587 1431" svg:d="m543 286c-19-59-288-324-321-281-35 38-207 274-217 327-13 117 7 236-5 354 145-315-113 323 138 444-61 157 126 354 161 288 72-463 405-563 244-1132z">
            <text:p/>
          </draw:path>
          <draw:g>
            <draw:path draw:style-name="style1" draw:layer="layout" svg:width="1.548cm" svg:height="3.74cm" draw:transform="skewX (0.201410995680108) rotate (3.1415926535892) translate (0.580102253403609cm 19.9548988746933cm)" svg:viewBox="0 0 1549 3741" svg:d="m1262 3741c384-76-98-695 287-771-542-1241-148-1631-590-2970-385 76-574 695-959 771 442 1338 561 1652 1262 2970z">
              <text:p/>
            </draw:path>
            <draw:path draw:style-name="style2" draw:layer="layout" svg:width="1.594cm" svg:height="2.29cm" draw:transform="skewX (0.201585528605307) rotate (3.1415926535892) translate (0.568135784203689cm 20.6331326733387cm)" svg:viewBox="0 0 1595 2291" svg:d="m1504 24c-1562-247-1494 1451-1504 2089 17 108 146 196 289 174 260-21 495-156 763-126 689-452 333-1091 518-1754 24-124 63-278-61-379z">
              <text:p/>
            </draw:path>
          </draw:g>
          <draw:g>
            <draw:path draw:style-name="style1" draw:layer="layout" svg:width="1.353cm" svg:height="3.612cm" draw:transform="skewX (-0.19198621771934) rotate (3.1415926535892) translate (-4.9508370453288cm 19.7205902292243cm)" svg:viewBox="0 0 1354 3613" svg:d="m446 3613c-386-84-61-359-446-444 544-1390-244-1669 199-3169 385 85 770 170 1155 254-442 1501-207 1883-908 3359z">
              <text:p/>
            </draw:path>
            <draw:path draw:style-name="style2" draw:layer="layout" svg:width="1.594cm" svg:height="2.565cm" draw:transform="skewX (-0.19198621771934) rotate (3.1415926535892) translate (-4.45395258881455cm 20.6864115418828cm)" svg:viewBox="0 0 1595 2566" svg:d="m91 27c1562-277 1495 1626 1504 2340-17 121-146 220-289 195-260-23-495-174-763-141-689-507-333-1223-517-1965-25-139-64-311 60-424z">
              <text:p/>
            </draw:path>
            <draw:path draw:style-name="style11" draw:layer="layout" svg:width="1.125cm" svg:height="0.976cm" draw:transform="skewX (-0.191288086018542) rotate (3.1415926535892) translate (-4.83956313393367cm 16.6606420046162cm)" svg:viewBox="0 0 1126 977" svg:d="m1126 259c-36 89-60 182-136 262-65 151-218 278-386 387-124 53-399 98-484 47-61-49-92-98-120-155-1-117 136-252 184-368 81-206 477-519 728-409 91 182 150 81 214 236z">
              <text:p/>
            </draw:path>
          </draw:g>
          <draw:path draw:style-name="gr2" draw:layer="layout" svg:width="2.379cm" svg:height="2.66cm" svg:x="-3.64cm" svg:y="19.059cm" svg:viewBox="0 0 2380 2661" svg:d="m1851 0c98 280 362 542 428 825 91 294 97 591 101 887-14 274-179 563-618 765-225 88-531 116-813 150-312 27-634 41-949 31">
            <text:p/>
          </draw:path>
          <draw:path draw:style-name="style0" draw:layer="layout" svg:width="1.97cm" svg:height="1.207cm" svg:x="-11.456cm" svg:y="23.718cm" svg:viewBox="0 0 1971 1208" svg:d="m145 0c-688 632 1260 2279 1826 161-128-21-1716-90-1826-161z">
            <text:p/>
          </draw:path>
          <draw:path draw:style-name="style1" draw:layer="layout" svg:width="1.859cm" svg:height="5.477cm" svg:x="-12.618cm" svg:y="28.922cm" svg:viewBox="0 0 1860 5478" svg:d="m0 5292c392 62 643 124 1035 186 133-1687 550-3529 825-5292-392-62-784-124-1176-186-276 1764-657 3451-684 5292z">
            <text:p/>
          </draw:path>
          <draw:path draw:style-name="style1" draw:layer="layout" svg:width="1.897cm" svg:height="5.476cm" svg:x="-10.379cm" svg:y="28.922cm" svg:viewBox="0 0 1898 5477" svg:d="m1898 5292c-400 61-656 123-1056 185-136-1687-562-3528-842-5292 400-61 800-123 1200-185 281 1764 671 3451 698 5292z">
            <text:p/>
          </draw:path>
          <draw:path draw:style-name="gr3" draw:layer="layout" svg:width="4.329cm" svg:height="5.093cm" svg:x="-12.656cm" svg:y="24.009cm" svg:viewBox="0 0 4330 5094" svg:d="m87 4738c-116 379 4244 514 4099 109-346-226 144-3236 144-4760-597 1-685-32-1270-30-107 0-832 674-941 674-79 0-890-731-970-731-628 1-422 94-1149 87 0 1524 520 4345 87 4651z">
            <text:p/>
          </draw:path>
          <draw:g>
            <draw:path draw:style-name="style3" draw:layer="layout" svg:width="2.845cm" svg:height="1.324cm" svg:x="-14.02cm" svg:y="34.082cm" svg:viewBox="0 0 2846 1325" svg:d="m1835 229c669-274 730-343 972 21 204 306-413 648-1273 883-860 235-1481 300-1531-64-46-335 507-739 1286-996z">
              <text:p/>
            </draw:path>
            <draw:polygon draw:style-name="style4" draw:layer="layout" svg:width="1.138cm" svg:height="0.568cm" svg:x="-13.31cm" svg:y="34.174cm" svg:viewBox="0 0 1139 569" draw:points="597,0 1139,176 271,108 881,365 0,257 556,569 176,149 949,271 1003,271">
              <text:p/>
            </draw:polygon>
          </draw:g>
          <draw:g>
            <draw:path draw:style-name="style3" draw:layer="layout" svg:width="2.845cm" svg:height="1.324cm" svg:x="-9.929cm" svg:y="34.082cm" svg:viewBox="0 0 2846 1325" svg:d="m1011 229c-669-274-730-343-972 21-203 306 413 648 1273 883 861 235 1481 300 1531-64 46-335-507-739-1286-996z">
              <text:p/>
            </draw:path>
            <draw:polygon draw:style-name="style4" draw:layer="layout" svg:width="1.138cm" svg:height="0.568cm" svg:x="-8.91cm" svg:y="34.174cm" svg:viewBox="0 0 1139 569" draw:points="542,0 0,176 868,108 257,365 1139,257 583,569 963,149 190,271 136,271">
              <text:p/>
            </draw:polygon>
          </draw:g>
          <draw:path draw:style-name="style14" draw:layer="layout" svg:width="4.158cm" svg:height="2.728cm" svg:x="-12.581cm" svg:y="28.798cm" svg:viewBox="0 0 4159 2729" svg:d="m4159 153c-479 145-1000-22-1471 180-470-62-2207-270-2688-333 147 1254 158 738 197 1950-176 713 1614 919 1362 460 254-345 555-846 498-1270 426 284 246 843 402 1119-45 659 692 454 1094 387 670 82 316-721 340-1098-44-443-208-898 43-1311 34-79 141-148 223-84z">
            <text:p/>
          </draw:path>
          <draw:polygon draw:style-name="gr4" draw:layer="layout" svg:width="1.356cm" svg:height="1.374cm" svg:x="-11.275cm" svg:y="25.462cm" svg:viewBox="0 0 1357 1375" draw:points="1259,1206 778,987 421,1375 480,850 0,630 518,525 579,0 839,460 1357,356 1000,746">
            <text:p/>
          </draw:polygon>
          <draw:path draw:style-name="style8" draw:layer="layout" svg:width="3.837cm" svg:height="4.917cm" svg:x="-12.309cm" svg:y="19.446cm" svg:viewBox="0 0 3838 4918" svg:d="m305 2901c0 109 13 230 42 366 28 136 69 297 127 444 56 147 123 290 207 425 81 131 174 254 283 363 108 106 222 203 363 273 140 69 320 125 474 141 153 15 293-4 435-45 140-43 278-114 402-207 121-96 235-233 325-349 90-113 145-218 207-333 61-120 113-238 157-364 43-126 75-264 101-379 26-116 41-213 50-303v0c25 15 56 22 94 22 38-2 90 1 130-26 39-28 74-72 97-141 22-73 40-178 38-278-2-101-27-234-50-313-24-81-53-124-89-157-37-32-86-34-126-36-41-2-79 7-115 26v0c23-98 23-221 0-374-23-156-66-353-135-541-70-187-211-445-278-578-69-135-72-151-130-219-59-68-126-135-221-184-98-51-215-90-353-111-138-21-295-34-463-11-170 20-371 59-537 141-168 82-318 208-452 349-135 141-250 317-342 490-92 171-160 396-207 530-49 131-67 184-85 258-19 72-27 134-25 177 1 41 12 64 33 71v0c-57-6-103 10-140 40-36 31-56 81-75 146-22 64-44 139-46 232-3 93 1 240 33 319 31 76 106 119 152 142 45 22 85 21 119-6z">
            <text:p/>
          </draw:path>
          <draw:path draw:style-name="style9" draw:layer="layout" svg:width="3.763cm" svg:height="3.951cm" svg:x="-12.281cm" svg:y="20.372cm" svg:viewBox="0 0 3764 3952" svg:d="m378 1106c55-34 111-79 174-137 61-57 137-133 194-206 56-77 104-171 139-238 33-67 52-121 59-162v0c136 41 261 66 385 82 123 14 242 5 350 5 107-4 190 1 289-21 97-24 207-70 299-111 89-41 168-74 236-126 67-55 123-116 166-192v0c35 87 71 178 110 278 39 99 79 205 123 318 42 113 92 249 135 350 42 96 85 180 118 232 31 50 45 58 72 76 26 18 54 30 84 36v0c-5 18-8 38-8 60-1 23 1 61 5 71 1 7 7-5 12-21 5-17 7-48 17-75 9-29 21-54 37-82 17-27 34-61 60-80 25-22 52-37 88-40 36-5 91-12 127 20 37 32 68 103 89 172 17 66 26 146 26 232-2 88-6 210-26 283-21 68-52 108-97 131-47 24-128 27-169 11-40-19-57-101-72-117-15-16-23-4-21 20 1 21 28 50 30 112 1 61-2 137-26 262-27 127-73 332-130 487-59 153-129 291-209 424-78 132-158 247-263 359-106 111-245 227-368 300-124 71-227 106-367 124-141 18-322 8-468-26-146-37-270-100-400-193-130-93-264-223-371-360-109-138-198-314-268-458s-113-276-150-400c-39-125-61-246-75-339-15-94-16-164-8-216v0c28-33 44-65 55-92 9-30 11-76 5-76-7 0-24 48-43 76-20 26-40 73-72 86-32 11-84 9-122-15-38-26-85-71-106-137-23-67-26-172-21-257 6-87 28-190 55-253 25-62 59-94 93-116 33-23 72-19 101-21 26-5 40-5 60 0 21 5 50 14 67 36 16 22 23 87 30 96 6 5 11-28 8-56-5-29-17-68-38-116z">
            <text:p/>
          </draw:path>
          <draw:path draw:style-name="style8" draw:layer="layout" svg:width="0.203cm" svg:height="0.393cm" svg:x="-12.132cm" svg:y="21.668cm" svg:viewBox="0 0 204 394" svg:d="m5 198c5-31 15-77 30-106 14-31 40-56 60-71 19-16 40-30 59-14 18 14 47 89 50 110 2 18-28 23-38 11-10-13-15-63-25-76-12-13-25-14-43 5-18 18-53 72-63 111-12 39-9 90-5 122 5 30 14 51 30 60 15 5 52-21 60-15 5 6 1 49-17 56-19 6-73 2-89-15-16-21-14-73-13-102-2-29-2-47 4-76z">
            <text:p/>
          </draw:path>
          <draw:path draw:style-name="style8" draw:layer="layout" svg:width="0.187cm" svg:height="0.402cm" svg:x="-8.85cm" svg:y="21.74cm" svg:viewBox="0 0 188 403" svg:d="m188 220c-2-34-7-78-16-110-13-33-32-64-50-81-18-19-36-38-57-25-23 12-59 79-64 101-6 20 24 24 36 16 12-9 22-61 36-70 13-11 24-11 40 12 15 22 43 80 50 121 4 40-4 91-11 121-9 30-22 48-37 55-17 4-48-31-57-25-9 4-6 47 10 58 18 9 69 16 90 0 19-18 18-68 25-98 5-29 5-46 5-75z">
            <text:p/>
          </draw:path>
          <draw:path draw:style-name="style8" draw:layer="layout" svg:width="0.05cm" svg:height="0.171cm" svg:x="-8.764cm" svg:y="21.857cm" svg:viewBox="0 0 51 172" svg:d="m0 4c-2 10 19 52 25 81 5 28 5 79 9 86 4 5 16-21 17-45-1-26-9-81-17-101-9-23-33-31-34-21z">
            <text:p/>
          </draw:path>
          <draw:path draw:style-name="style8" draw:layer="layout" svg:width="0.203cm" svg:height="0.242cm" svg:x="-10.724cm" svg:y="21.504cm" svg:viewBox="0 0 204 243" svg:d="m0 121c0 67 46 122 102 122 56 0 102-55 102-122s-46-121-102-121c-56 0-102 54-102 121z">
            <text:p/>
          </draw:path>
          <draw:path draw:style-name="style8" draw:layer="layout" svg:width="0.203cm" svg:height="0.242cm" svg:x="-10.314cm" svg:y="21.508cm" svg:viewBox="0 0 204 243" svg:d="m0 122c0 66 46 121 102 121 57 0 102-55 102-121 0-68-45-122-102-122-56 0-102 54-102 122z">
            <text:p/>
          </draw:path>
          <draw:path draw:style-name="style8" draw:layer="layout" svg:width="0.367cm" svg:height="0.086cm" svg:x="-10.875cm" svg:y="21.254cm" svg:viewBox="0 0 368 87" svg:d="m33 52c29-12 104-33 161-41 55-9 149-14 169-9 17 4-8 14-63 30-59 16-230 49-275 55-45 2-21-22 8-35z">
            <text:p/>
          </draw:path>
          <draw:path draw:style-name="style8" draw:layer="layout" svg:width="0.365cm" svg:height="0.103cm" svg:x="-10.228cm" svg:y="21.287cm" svg:viewBox="0 0 366 104" svg:d="m40 0c32 1 106 14 162 32 54 14 143 53 160 64 14 11-11 10-68 1-58-13-230-53-273-68-43-16-12-30 19-29z">
            <text:p/>
          </draw:path>
          <draw:path draw:style-name="style8" draw:layer="layout" svg:width="0.366cm" svg:height="0.111cm" svg:x="-11.306cm" svg:y="20.815cm" svg:viewBox="0 0 367 112" svg:d="m21 35c26 15 103 32 160 46 57 13 153 31 177 31 22-5-2-29-38-41-36-12-126-14-177-25-52-14-106-43-127-46-21-1-23 20 5 35z">
            <text:p/>
          </draw:path>
          <draw:path draw:style-name="style8" draw:layer="layout" svg:width="0.137cm" svg:height="0.392cm" svg:x="-9.603cm" svg:y="20.569cm" svg:viewBox="0 0 138 393" svg:d="m12 104c10 46 37 128 59 178 20 47 64 119 67 111 2-10-29-108-50-173-23-67-68-197-81-217-13-19-7 53 5 101z">
            <text:p/>
          </draw:path>
          <draw:path draw:style-name="style8" draw:layer="layout" svg:width="0.071cm" svg:height="0.029cm" svg:x="-10.914cm" svg:y="20.895cm" svg:viewBox="0 0 72 30" svg:d="m0 15c0 9 16 15 35 15 21 0 37-6 37-15 0-9-16-15-37-15-19 0-35 6-35 15z">
            <text:p/>
          </draw:path>
          <draw:path draw:style-name="style8" draw:layer="layout" svg:width="0.041cm" svg:height="0.076cm" svg:x="-9.449cm" svg:y="20.999cm" svg:viewBox="0 0 42 77" svg:d="m3 1c-6 3-3 24 7 44s23 35 29 31c6-4 3-25-6-45-10-21-24-35-30-30z">
            <text:p/>
          </draw:path>
          <draw:path draw:style-name="style8" draw:layer="layout" svg:width="1.386cm" svg:height="0.368cm" svg:x="-11.101cm" svg:y="22.719cm" svg:viewBox="0 0 1387 369" svg:d="m1 50 38-9v0c13 41 36 77 68 113 30 35 68 69 122 97 54 28 120 50 203 67s187 39 288 35c98-4 218-29 299-56 82-27 138-65 186-102 47-36 71-82 93-115 22-32 34-59 38-80v0l51 3v0c-25 45-54 88-89 129-35 42-73 83-122 117-51 33-105 60-182 80-81 20-191 38-292 40-101 0-210-11-303-33-96-24-193-68-254-106-62-39-91-94-114-124-25-30-34-48-30-56z">
            <text:p/>
          </draw:path>
          <draw:path draw:style-name="style8" draw:layer="layout" svg:width="0.254cm" svg:height="0.16cm" svg:x="-11.223cm" svg:y="22.754cm" svg:viewBox="0 0 255 161" svg:d="m85 77c26-18 48-24 76-36 28-13 86-48 93-40 6 6-28 54-59 81-32 25-100 64-132 76-32 9-67-3-63-16 5-15 56-49 85-65z">
            <text:p/>
          </draw:path>
          <draw:path draw:style-name="style8" draw:layer="layout" svg:width="0.273cm" svg:height="0.109cm" svg:x="-9.869cm" svg:y="22.674cm" svg:viewBox="0 0 274 110" svg:d="m180 35c-30-9-52-13-82-16-30-7-94-25-98-17-5 8 36 46 72 65 36 18 109 40 142 43 35 0 64-18 59-31-6-13-65-35-93-44z">
            <text:p/>
          </draw:path>
          <draw:path draw:style-name="style15" draw:layer="layout" svg:width="3.173cm" svg:height="2.128cm" svg:x="-12.044cm" svg:y="19.48cm" svg:viewBox="0 0 3174 2129" svg:d="m683 1242c-18 63-43 122-76 185-34 62-66 115-122 185-56 70-146 163-211 225s-130 113-174 133c-46 16-79 4-93-27-14-32-6-78 11-153 12-78 34-174 79-300 43-128 111-312 184-457 71-146 152-282 247-406 96-126 203-241 323-331 118-90 243-151 386-200 141-50 326-79 464-91 137-13 239 0 356 20 116 19 230 36 333 94 100 56 201 160 270 248 68 88 92 178 142 276 50 98 111 213 155 307 42 92 66 141 99 248 33 106 74 276 96 386 18 110 22 196 22 273 1 75-6 135-19 180-16 46-42 86-73 91-33 4-73-7-119-67-46-61-98-174-150-295-54-122-108-276-166-430-59-154-120-313-185-484v0c27-49 46-111 56-186 9-77 6-227 3-263-2-36-11 18-16 58-6 41-2 115-17 186-16 69-32 158-76 229-44 70-98 128-191 189-94 59-249 128-368 169-121 37-221 53-346 63-127 9-286 4-402-4-117-6-215-17-294-39-80-24-127-68-179-105-54-41-117-124-134-131-17-9 18 60 34 85 16 22 37 34 62 56 26 23 55 51 89 83z">
            <text:p/>
          </draw:path>
          <draw:path draw:style-name="style8" draw:layer="layout" svg:width="0.314cm" svg:height="0.387cm" svg:x="-11.805cm" svg:y="20.883cm" svg:viewBox="0 0 315 388" svg:d="m3 357c12-23 79-73 112-106 31-34 46-50 79-91 32-43 100-146 116-158 14-13-2 46-24 87-24 39-71 104-111 153-41 50-101 117-130 139-29 18-54-3-42-24z">
            <text:p/>
          </draw:path>
          <draw:path draw:style-name="style8" draw:layer="layout" svg:width="0.049cm" svg:height="0.042cm" svg:x="-11.872cm" svg:y="21.278cm" svg:viewBox="0 0 50 43" svg:d="m1 41c3 5 16 1 29-9 14-11 23-24 20-29-4-6-17-2-31 8-13 11-22 24-18 30z">
            <text:p/>
          </draw:path>
          <draw:path draw:style-name="style8" draw:layer="layout" svg:width="0.627cm" svg:height="0.214cm" svg:x="-11.386cm" svg:y="20.505cm" svg:viewBox="0 0 628 215" svg:d="m11 28c25 21 98 74 159 103 58 28 118 53 194 68 76 13 219 16 254 16 32-3-17-21-59-28-45-8-139-9-198-20-60-13-114-37-158-56-45-19-84-42-113-58-31-20-56-47-69-52-14-4-34 5-10 27z">
            <text:p/>
          </draw:path>
          <draw:path draw:style-name="style8" draw:layer="layout" svg:width="0.089cm" svg:height="0.154cm" svg:x="-11.098cm" svg:y="20.559cm" svg:viewBox="0 0 90 155" svg:d="m0 14c4 16 30 74 47 98 15 23 39 47 43 43 2-4-16-42-27-66-11-25-26-68-36-79-12-13-29-14-27 4z">
            <text:p/>
          </draw:path>
          <draw:path draw:style-name="style8" draw:layer="layout" svg:width="0.069cm" svg:height="0.111cm" svg:x="-11.164cm" svg:y="20.588cm" svg:viewBox="0 0 70 112" svg:d="m0 9c1 10 14 39 27 59 12 16 38 47 43 44 3-4-21-51-27-68-8-19-9-33-16-39-8-7-27-7-27 4z">
            <text:p/>
          </draw:path>
          <draw:path draw:style-name="style8" draw:layer="layout" svg:width="0.846cm" svg:height="0.524cm" svg:x="-10.422cm" svg:y="20.154cm" svg:viewBox="0 0 847 525" svg:d="m36 486c54-30 211-91 303-135 91-46 169-89 238-133 65-47 117-94 158-131 40-37 67-72 85-83 18-10 34-1 24 20-13 19-54 58-93 94-39 34-80 69-135 111-58 39-131 94-204 135-76 38-168 78-234 106-66 27-131 51-155 55-25 1-40-10 13-39z">
            <text:p/>
          </draw:path>
          <draw:path draw:style-name="style8" draw:layer="layout" svg:width="0.824cm" svg:height="0.092cm" svg:x="-10.396cm" svg:y="19.955cm" svg:viewBox="0 0 825 93" svg:d="m29 27c41-13 149-21 242-24 93-3 218-6 310 4 88 7 182 28 220 43 37 14 25 40 3 43-24 1-74-28-138-35-65-9-164-16-244-16-81-1-163 7-231 12-67 2-142 15-168 11-28-5-36-29 6-38z">
            <text:p/>
          </draw:path>
          <draw:path draw:style-name="style8" draw:layer="layout" svg:width="0.712cm" svg:height="0.318cm" svg:x="-10.289cm" svg:y="19.589cm" svg:viewBox="0 0 713 319" svg:d="m15 34c47 20 245 48 356 94 110 46 244 152 300 181 54 26 46-5 30-23-18-21-69-57-129-91-62-37-150-91-230-122-82-33-193-65-248-71-57-8-125 10-79 32z">
            <text:p/>
          </draw:path>
          <draw:path draw:style-name="style8" draw:layer="layout" svg:width="0.258cm" svg:height="0.383cm" svg:x="-9.492cm" svg:y="19.968cm" svg:viewBox="0 0 259 384" svg:d="m6 28c18 32 95 120 135 178 36 56 66 134 86 161 20 25 38 23 30-8-10-32-55-120-89-177-38-59-103-139-130-166-27-26-49-19-32 12z">
            <text:p/>
          </draw:path>
          <draw:path draw:style-name="style8" draw:layer="layout" svg:width="0.18cm" svg:height="0.515cm" svg:x="-9.483cm" svg:y="20.218cm" svg:viewBox="0 0 181 516" svg:d="m6 3c15 16 74 114 103 182 28 67 53 167 66 221 10 52 4 78 3 94-2 14-3 28-13-3-12-34-25-118-49-185-25-70-74-170-92-221-20-52-32-105-18-88z">
            <text:p/>
          </draw:path>
          <draw:path draw:style-name="style8" draw:layer="layout" svg:width="0.199cm" svg:height="0.268cm" svg:x="-9.176cm" svg:y="21.269cm" svg:viewBox="0 0 200 269" svg:d="m3 23c11 31 58 128 85 170 27 40 57 66 76 75 18 7 36-14 36-20-1-5-22-1-36-12-15-13-33-35-49-63-18-28-39-75-53-102-14-29-28-56-36-63-12-10-34-16-23 15z">
            <text:p/>
          </draw:path>
          <draw:path draw:style-name="style8" draw:layer="layout" svg:width="0.044cm" svg:height="0.05cm" svg:x="-8.961cm" svg:y="21.463cm" svg:viewBox="0 0 45 51" svg:d="m1 50c5 5 17-2 29-15 12-13 18-28 14-34-4-4-16 2-28 17-12 12-19 27-15 32z">
            <text:p/>
          </draw:path>
          <draw:path draw:style-name="style8" draw:layer="layout" svg:width="0.076cm" svg:height="0.46cm" svg:x="-9.618cm" svg:y="19.318cm" svg:viewBox="0 0 77 461" svg:d="m0 420c4-40 27-135 34-198 2-67-12-154-7-189 4-36 27-40 36-24s13 60 14 114c-1 54-6 144-14 202-9 54-30 113-40 130-10 15-25 3-23-35z">
            <text:p/>
          </draw:path>
          <draw:path draw:style-name="style8" draw:layer="layout" svg:width="0.355cm" svg:height="0.609cm" svg:x="-9.548cm" svg:y="19.21cm" svg:viewBox="0 0 356 610" svg:d="m12 558c23-39 99-110 141-169 41-62 76-121 104-185 25-66 42-167 59-193 15-25 46-6 39 43-8 46-46 154-82 232-38 79-97 172-139 229-43 54-93 85-112 94-23 6-31-13-10-51z">
            <text:p/>
          </draw:path>
          <draw:path draw:style-name="style8" draw:layer="layout" svg:width="0.317cm" svg:height="0.173cm" svg:x="-9.446cm" svg:y="19.711cm" svg:viewBox="0 0 318 174" svg:d="m12 131c20-24 62-80 112-103 49-22 153-31 181-27 27 2 10 36-16 47-29 10-100-4-141 16-40 19-73 85-96 103-23 16-38 0-43-5-8-5-16-11 3-31z">
            <text:p/>
          </draw:path>
          <draw:path draw:style-name="style8" draw:layer="layout" svg:width="0.505cm" svg:height="0.204cm" svg:x="-10.991cm" svg:y="24.075cm" svg:viewBox="0 0 506 205" svg:d="m14 40c23 22 81 59 137 85 54 25 130 45 189 60 57 14 135 22 158 19 20-4-1-27-34-39-35-12-113-13-170-30-59-19-126-51-172-75-46-23-87-57-104-59-19-5-27 18-4 39z">
            <text:p/>
          </draw:path>
          <draw:path draw:style-name="style8" draw:layer="layout" svg:width="0.033cm" svg:height="0.039cm" svg:x="-10.453cm" svg:y="24.25cm" svg:viewBox="0 0 34 40" svg:d="m10 0c-6 3-12 14-9 21 2 8 14 18 21 19 5-2 13-24 12-29-2-8-19-12-24-11z">
            <text:p/>
          </draw:path>
          <draw:path draw:style-name="style8" draw:layer="layout" svg:width="0.033cm" svg:height="0.04cm" svg:x="-11.05cm" svg:y="24.021cm" svg:viewBox="0 0 34 41" svg:d="m9 0c-6 2-11 15-8 22 1 8 15 18 21 19 5-2 13-24 12-30-3-9-20-12-25-11z">
            <text:p/>
          </draw:path>
          <draw:path draw:style-name="style1" draw:layer="layout" svg:width="0.585cm" svg:height="1.43cm" svg:x="-9.174cm" svg:y="28.684cm" svg:viewBox="0 0 586 1431" svg:d="m543 286c-20-59-288-324-321-281-35 38-207 274-217 326-13 118 7 237-5 354 145-315-113 324 138 445-61 156 127 354 161 287 73-463 405-562 244-1131z">
            <text:p/>
          </draw:path>
          <draw:path draw:style-name="style1" draw:layer="layout" svg:width="1.549cm" svg:height="4.831cm" svg:x="-8.986cm" svg:y="24.872cm" svg:viewBox="0 0 1550 4832" svg:d="m287 4832c-385-97 98-897-287-995 542-1603 148-2107 591-3837 384 98 574 898 959 996-443 1729-562 2134-1263 3836z">
            <text:p/>
          </draw:path>
          <draw:path draw:style-name="gr5" draw:layer="layout" svg:width="1.595cm" svg:height="2.958cm" svg:x="-8.905cm" svg:y="23.996cm" svg:viewBox="0 0 1596 2959" svg:d="m91 31c1563-319 1495 1875 1505 2699-17 140-146 253-290 225-260-27-495-202-763-163-689-584-333-1410-517-2266-25-160-64-359 60-489z">
            <text:p/>
          </draw:path>
          <draw:path draw:style-name="style1" draw:layer="layout" svg:width="1.352cm" svg:height="4.166cm" svg:x="-13.449cm" svg:y="25.159cm" svg:viewBox="0 0 1353 4167" svg:d="m908 4167c385-98 61-415 445-513-542-1603 245-1924-198-3654-385 98-770 196-1155 294 443 1729 207 2170 908 3873z">
            <text:p/>
          </draw:path>
          <draw:path draw:style-name="gr6" draw:layer="layout" svg:width="1.595cm" svg:height="2.958cm" svg:x="-13.631cm" svg:y="24.077cm" svg:viewBox="0 0 1596 2959" svg:d="m1505 32c-1563-320-1495 1873-1505 2698 17 139 146 253 289 225 261-27 496-202 763-163 690-585 334-1410 518-2266 24-161 64-359-60-489z">
            <text:p/>
          </draw:path>
          <draw:path draw:style-name="style11" draw:layer="layout" svg:width="1.125cm" svg:height="1.126cm" svg:x="-12.765cm" svg:y="28.719cm" svg:viewBox="0 0 1126 1127" svg:d="m0 299c35 102 60 210 136 301 65 174 218 322 386 447 124 61 399 112 484 54 61-57 93-112 120-178 1-135-137-290-185-424-80-238-476-599-727-473-91 210-150 95-214 273z">
            <text:p/>
          </draw:path>
          <draw:path draw:style-name="style12" draw:layer="layout" svg:width="0.932cm" svg:height="1.963cm" svg:x="-12.103cm" svg:y="29.094cm" svg:viewBox="0 0 933 1964" svg:d="m762 0c31 206 117 401 138 609 30 216 31 436 33 654-5 202-58 417-200 565-73 65-172 85-263 110-100 20-204 31-306 23-67-20-116-74-164-122">
            <text:p/>
          </draw:path>
          <draw:path draw:style-name="style0" draw:layer="layout" svg:width="1.97cm" svg:height="1.207cm" svg:x="5.191cm" svg:y="23.493cm" svg:viewBox="0 0 1971 1208" svg:d="m145 0c-688 632 1260 2279 1826 161-127-21-1716-89-1826-161z">
            <text:p/>
          </draw:path>
          <draw:path draw:style-name="style1" draw:layer="layout" svg:width="1.859cm" svg:height="5.477cm" svg:x="4.029cm" svg:y="28.697cm" svg:viewBox="0 0 1860 5478" svg:d="m0 5292c392 62 643 124 1035 186 133-1687 551-3528 825-5292-391-62-784-124-1176-186-276 1765-657 3452-684 5292z">
            <text:p/>
          </draw:path>
          <draw:path draw:style-name="style1" draw:layer="layout" svg:width="1.897cm" svg:height="5.476cm" svg:x="6.268cm" svg:y="28.697cm" svg:viewBox="0 0 1898 5477" svg:d="m1898 5292c-400 61-656 123-1056 185-136-1687-561-3528-842-5292 400-61 800-123 1200-185 281 1764 671 3451 698 5292z">
            <text:p/>
          </draw:path>
          <draw:path draw:style-name="style18" draw:layer="layout" svg:width="4.33cm" svg:height="5.092cm" svg:x="3.991cm" svg:y="23.784cm" svg:viewBox="0 0 4331 5093" svg:d="m87 4738c-116 379 4244 514 4099 108-346-225 145-3236 145-4759-598 0-686-32-1271-31-107 1-831 674-940 674-80 1-890-731-970-730-628 1-422 93-1150 87 0 1523 520 4345 87 4651z">
            <text:p/>
          </draw:path>
          <draw:g>
            <draw:path draw:style-name="style3" draw:layer="layout" svg:width="2.845cm" svg:height="1.324cm" svg:x="2.628cm" svg:y="33.857cm" svg:viewBox="0 0 2846 1325" svg:d="m1835 229c669-274 730-343 972 21 203 306-413 648-1273 883-861 235-1481 300-1531-64-47-335 507-739 1286-996z">
              <text:p/>
            </draw:path>
            <draw:polygon draw:style-name="style4" draw:layer="layout" svg:width="1.138cm" svg:height="0.568cm" svg:x="3.338cm" svg:y="33.948cm" svg:viewBox="0 0 1139 569" draw:points="597,0 1139,176 271,108 881,365 0,257 556,569 176,149 949,271 1004,271">
              <text:p/>
            </draw:polygon>
          </draw:g>
          <draw:g>
            <draw:path draw:style-name="style3" draw:layer="layout" svg:width="2.845cm" svg:height="1.324cm" svg:x="6.719cm" svg:y="33.857cm" svg:viewBox="0 0 2846 1325" svg:d="m1012 228c-669-273-731-342-973 22-203 306 413 647 1273 883 861 235 1482 300 1532-64 45-335-508-740-1287-996z">
              <text:p/>
            </draw:path>
            <draw:polygon draw:style-name="style4" draw:layer="layout" svg:width="1.138cm" svg:height="0.568cm" svg:x="7.738cm" svg:y="33.948cm" svg:viewBox="0 0 1139 569" draw:points="542,0 0,176 867,108 257,365 1139,257 582,569 962,149 189,271 135,271">
              <text:p/>
            </draw:polygon>
          </draw:g>
          <draw:path draw:style-name="style14" draw:layer="layout" svg:width="4.159cm" svg:height="2.728cm" svg:x="4.067cm" svg:y="28.573cm" svg:viewBox="0 0 4160 2729" svg:d="m4160 153c-480 145-1000-22-1472 180-470-62-2207-270-2688-333 147 1254 158 738 197 1950-176 714 1614 919 1362 460 254-345 555-846 498-1271 426 285 247 844 403 1120-46 659 691 454 1093 387 670 82 317-721 340-1098-44-443-208-898 43-1311 34-79 141-148 224-84z">
            <text:p/>
          </draw:path>
          <draw:polygon draw:style-name="gr7" draw:layer="layout" svg:width="1.356cm" svg:height="1.373cm" svg:x="5.409cm" svg:y="25.245cm" svg:viewBox="0 0 1357 1374" draw:points="1259,1205 778,986 421,1374 481,850 0,629 518,524 579,0 839,459 1357,356 1000,745">
            <text:p/>
          </draw:polygon>
          <draw:path draw:style-name="style8" draw:layer="layout" svg:width="3.837cm" svg:height="4.917cm" svg:x="4.338cm" svg:y="19.221cm" svg:viewBox="0 0 3838 4918" svg:d="m305 2902c0 108 13 229 42 365 29 136 69 297 127 444 56 147 123 290 207 425 82 132 174 254 283 363 108 106 222 203 363 273 140 69 321 125 474 141 153 15 293-4 435-45 140-43 278-114 401-207 122-96 235-233 326-349 90-113 145-218 207-333 60-120 112-238 156-364 43-125 75-264 102-379 25-116 40-213 50-303v0c25 15 55 22 93 22 39-2 90 1 131-26 38-28 73-72 97-141 23-73 40-178 39-278-3-100-29-234-51-313-24-81-54-124-89-157-38-32-86-34-127-35-41-3-78 6-114 25v0c22-98 22-221 0-374-24-155-67-353-136-541-70-187-210-445-278-578-68-135-72-150-129-219-60-68-126-135-222-184-97-51-214-90-352-111-138-21-295-34-463-11-170 20-371 60-537 141-168 82-318 208-452 349-135 141-249 317-342 490-92 171-160 397-207 531-49 130-67 183-85 257-19 73-27 134-25 177 2 42 12 64 34 71v0c-58-6-104 10-140 40-37 31-57 81-76 146-22 65-44 139-46 233-3 92 1 239 33 318 31 76 106 119 152 142 45 22 85 21 119-5z">
            <text:p/>
          </draw:path>
          <draw:path draw:style-name="style9" draw:layer="layout" svg:width="3.762cm" svg:height="3.951cm" svg:x="4.367cm" svg:y="20.147cm" svg:viewBox="0 0 3763 3952" svg:d="m378 1106c55-34 112-79 173-136 62-58 137-134 195-207 56-77 104-171 139-238 33-67 52-121 60-162v0c135 41 259 66 384 82 123 14 242 5 351 5 105-4 189 1 287-21 98-24 208-70 300-111 89-41 168-74 237-126 67-55 121-116 165-192v0c34 87 70 178 110 278 39 99 78 205 122 318 43 113 92 249 135 350 42 96 85 180 118 232 32 50 46 58 73 76 26 18 54 30 84 36v0c-6 18-8 38-8 60-1 23 1 61 4 71 2 7 8-5 13-21 5-17 7-48 17-75 9-28 20-53 38-82 16-27 33-61 59-80 24-22 51-37 89-40 35-5 90-12 127 20 36 32 67 103 88 172 18 66 26 146 25 232 0 88-5 210-25 283-22 68-52 108-97 131-47 24-128 27-169 11-41-18-57-101-72-117-15-16-23-4-21 21 2 20 27 49 29 111 2 61-1 137-25 262-27 127-74 332-130 487-60 153-130 291-209 424-79 132-159 247-264 359-106 111-245 227-367 300-124 71-228 106-367 124-141 18-322 8-468-26-146-37-271-100-400-193-131-93-264-223-372-360-108-138-197-314-267-458s-113-276-150-400c-39-125-61-246-76-339-14-94-15-164-7-216v0c27-33 44-65 55-92 9-30 10-76 5-76-8 0-24 48-43 76-19 26-40 73-72 86-33 11-84 9-122-15-39-26-86-70-106-137-23-67-26-172-21-257 6-87 28-190 55-253 24-62 59-94 92-116 34-23 73-19 102-20 26-6 39-6 60 0 20 4 51 13 67 35s23 87 30 96c6 6 11-28 8-56-5-28-18-68-38-116z">
            <text:p/>
          </draw:path>
          <draw:path draw:style-name="style8" draw:layer="layout" svg:width="0.204cm" svg:height="0.393cm" svg:x="4.516cm" svg:y="21.444cm" svg:viewBox="0 0 205 394" svg:d="m5 198c5-31 15-77 30-105 14-31 39-57 59-72 20-16 41-30 60-14 18 14 47 89 51 111 1 17-29 22-38 10-11-13-16-63-26-76-12-13-26-14-43 5-18 18-52 72-63 111-12 40-9 90-4 122 4 30 13 51 29 60 15 5 51-20 60-15 5 6 2 49-18 56s-72 2-88-15c-16-21-13-73-13-102-2-29-2-47 4-76z">
            <text:p/>
          </draw:path>
          <draw:path draw:style-name="style8" draw:layer="layout" svg:width="0.187cm" svg:height="0.402cm" svg:x="7.797cm" svg:y="21.515cm" svg:viewBox="0 0 188 403" svg:d="m187 220c-2-34-7-78-16-110-11-33-33-64-50-81-19-19-37-38-57-25-22 12-57 79-63 101-6 20 24 25 36 16 11-9 22-61 35-70 12-11 25-11 41 12 14 22 42 80 49 121 5 40-2 91-11 121-9 31-22 48-37 55-16 4-48-31-57-25-9 4-5 47 11 58 16 9 68 16 90 0 19-18 18-68 25-98 5-28 6-46 4-75z">
            <text:p/>
          </draw:path>
          <draw:path draw:style-name="style8" draw:layer="layout" svg:width="0.05cm" svg:height="0.171cm" svg:x="7.884cm" svg:y="21.633cm" svg:viewBox="0 0 51 172" svg:d="m0 4c-2 10 19 53 25 81 5 28 5 79 9 86 4 5 16-21 17-45-1-26-9-81-17-101-9-23-32-31-34-21z">
            <text:p/>
          </draw:path>
          <draw:path draw:style-name="style8" draw:layer="layout" svg:width="0.203cm" svg:height="0.242cm" svg:x="5.923cm" svg:y="21.279cm" svg:viewBox="0 0 204 243" svg:d="m0 121c0 67 46 122 103 122 55 0 101-55 101-122s-46-121-101-121c-57 0-103 54-103 121z">
            <text:p/>
          </draw:path>
          <draw:path draw:style-name="style8" draw:layer="layout" svg:width="0.203cm" svg:height="0.242cm" svg:x="6.333cm" svg:y="21.283cm" svg:viewBox="0 0 204 243" svg:d="m0 122c0 66 46 121 103 121 56 0 101-55 101-121 0-68-45-122-101-122-57 0-103 54-103 122z">
            <text:p/>
          </draw:path>
          <draw:path draw:style-name="style8" draw:layer="layout" svg:width="0.367cm" svg:height="0.086cm" svg:x="5.772cm" svg:y="21.03cm" svg:viewBox="0 0 368 87" svg:d="m33 52c29-12 104-33 161-40 55-10 149-15 169-10 17 4-8 14-63 30-59 16-230 49-275 55-45 2-21-22 8-35z">
            <text:p/>
          </draw:path>
          <draw:path draw:style-name="style8" draw:layer="layout" svg:width="0.365cm" svg:height="0.103cm" svg:x="6.419cm" svg:y="21.063cm" svg:viewBox="0 0 366 104" svg:d="m40 0c32 1 106 14 162 32 54 14 144 53 160 64 14 11-11 11-68 1-58-13-230-53-273-68-43-16-12-30 19-29z">
            <text:p/>
          </draw:path>
          <draw:path draw:style-name="style8" draw:layer="layout" svg:width="0.365cm" svg:height="0.111cm" svg:x="5.341cm" svg:y="20.591cm" svg:viewBox="0 0 366 112" svg:d="m20 35c27 15 104 32 161 46 57 13 153 31 177 31 22-5-2-29-38-41-36-12-126-14-177-25-53-14-107-43-127-46-21-1-23 20 4 35z">
            <text:p/>
          </draw:path>
          <draw:path draw:style-name="style8" draw:layer="layout" svg:width="0.137cm" svg:height="0.392cm" svg:x="7.044cm" svg:y="20.344cm" svg:viewBox="0 0 138 393" svg:d="m12 104c10 46 37 128 59 178 20 47 64 119 67 111 2-10-29-108-50-173-24-66-68-197-80-217-14-19-8 53 4 101z">
            <text:p/>
          </draw:path>
          <draw:path draw:style-name="style8" draw:layer="layout" svg:width="0.072cm" svg:height="0.029cm" svg:x="5.733cm" svg:y="20.671cm" svg:viewBox="0 0 73 30" svg:d="m0 15c0 9 16 15 35 15 22 0 38-6 38-15 0-9-16-15-38-15-19 0-35 6-35 15z">
            <text:p/>
          </draw:path>
          <draw:path draw:style-name="style8" draw:layer="layout" svg:width="0.041cm" svg:height="0.076cm" svg:x="7.198cm" svg:y="20.774cm" svg:viewBox="0 0 42 77" svg:d="m3 1c-6 3-3 24 6 44 11 22 24 35 29 31 7-4 4-24-5-46-10-20-24-34-30-29z">
            <text:p/>
          </draw:path>
          <draw:path draw:style-name="style8" draw:layer="layout" svg:width="1.34cm" svg:height="0.416cm" svg:x="5.508cm" svg:y="22.596cm" svg:viewBox="0 0 1341 417" svg:d="m1 61 35 14v0c18-18 45-32 81-42 34-11 75-19 131-21 56-1 123 3 206 14 82 11 185 25 283 51 95 26 208 68 284 101s125 66 168 97c40 29 58 59 75 81s26 38 27 50v0l50 11v0c-18-29-41-58-70-88-29-30-60-60-104-89-46-29-93-56-167-85-76-30-180-64-278-89-98-26-205-46-299-56-96-11-195-12-260-7-65 5-101 26-127 36-27 10-39 17-35 22z">
            <text:p/>
          </draw:path>
          <draw:path draw:style-name="style8" draw:layer="layout" svg:width="0.254cm" svg:height="0.159cm" svg:x="5.439cm" svg:y="22.654cm" svg:viewBox="0 0 255 160" svg:d="m85 84c26 17 48 24 77 35 27 13 85 48 93 40 5-6-29-53-60-80-32-26-100-65-131-76-33-9-68 2-64 15 5 15 56 49 85 66z">
            <text:p/>
          </draw:path>
          <draw:path draw:style-name="style8" draw:layer="layout" svg:width="0.273cm" svg:height="0.109cm" svg:x="6.721cm" svg:y="22.988cm" svg:viewBox="0 0 274 110" svg:d="m179 75c-30 9-51 12-80 16-31 6-95 25-99 16-4-8 36-45 72-65 36-17 108-40 141-42 35 0 65 17 61 30-7 14-67 35-95 45z">
            <text:p/>
          </draw:path>
          <draw:path draw:style-name="style15" draw:layer="layout" svg:width="3.174cm" svg:height="2.128cm" svg:x="4.603cm" svg:y="19.255cm" svg:viewBox="0 0 3175 2129" svg:d="m683 1242c-17 63-44 122-76 185-35 62-67 115-121 185-58 70-147 163-211 225-66 61-131 113-175 134-46 15-79 3-92-28-15-31-7-77 9-153 14-78 36-174 79-300 44-128 112-312 185-457 71-146 152-282 247-406 96-125 203-240 323-330 118-91 243-152 386-201 142-50 326-79 464-91 137-13 240 0 356 20 116 19 231 36 333 94 101 56 201 160 271 248 67 88 91 179 141 276 50 99 111 213 155 307 42 92 66 141 99 248 32 106 75 276 95 387 19 109 23 195 24 272 1 75-6 135-20 180-16 46-42 86-73 91-33 4-73-7-118-67-47-61-99-174-152-295-53-122-107-276-165-430-58-154-120-313-185-484v0c28-49 47-111 57-185 8-78 5-228 3-264-2-36-12 18-16 58-6 41-2 115-17 186-16 70-32 158-76 229-44 70-98 128-190 189-95 59-250 128-370 169-121 37-220 53-346 63-126 9-285 4-403-4-117-6-214-17-293-39-80-24-127-67-179-105-54-41-117-124-133-131-18-9 17 60 33 85 15 22 37 34 62 56s54 51 89 83z">
            <text:p/>
          </draw:path>
          <draw:path draw:style-name="style8" draw:layer="layout" svg:width="0.314cm" svg:height="0.387cm" svg:x="4.843cm" svg:y="20.659cm" svg:viewBox="0 0 315 388" svg:d="m3 357c12-23 79-74 113-106 30-35 45-51 78-91 32-43 100-146 116-158 14-13-2 47-23 87-25 39-72 104-112 153-41 50-101 117-130 139-29 18-54-2-42-24z">
            <text:p/>
          </draw:path>
          <draw:path draw:style-name="style8" draw:layer="layout" svg:width="0.05cm" svg:height="0.042cm" svg:x="4.775cm" svg:y="21.053cm" svg:viewBox="0 0 51 43" svg:d="m1 41c3 5 16 1 30-9 13-11 22-24 19-29-4-6-17-2-31 9s-22 23-18 29z">
            <text:p/>
          </draw:path>
          <draw:path draw:style-name="style8" draw:layer="layout" svg:width="0.627cm" svg:height="0.214cm" svg:x="5.262cm" svg:y="20.281cm" svg:viewBox="0 0 628 215" svg:d="m11 28c25 20 98 75 158 103 59 28 119 53 195 67 76 15 219 17 254 16 32-1-17-20-60-27-43-8-138-9-197-20-60-14-114-37-159-55-45-20-83-42-112-60-31-20-56-46-69-51-15-4-33 5-10 27z">
            <text:p/>
          </draw:path>
          <draw:path draw:style-name="style8" draw:layer="layout" svg:width="0.089cm" svg:height="0.154cm" svg:x="5.549cm" svg:y="20.335cm" svg:viewBox="0 0 90 155" svg:d="m0 14c4 16 30 74 47 98 15 23 39 47 43 43 2-4-16-42-26-66-12-25-27-68-37-79-12-13-29-14-27 4z">
            <text:p/>
          </draw:path>
          <draw:path draw:style-name="style8" draw:layer="layout" svg:width="0.069cm" svg:height="0.111cm" svg:x="5.483cm" svg:y="20.364cm" svg:viewBox="0 0 70 112" svg:d="m0 9c1 10 14 39 27 59 12 17 39 48 43 44 3-4-21-51-27-68-8-19-9-33-16-39-8-7-27-7-27 4z">
            <text:p/>
          </draw:path>
          <draw:path draw:style-name="style8" draw:layer="layout" svg:width="0.846cm" svg:height="0.524cm" svg:x="6.226cm" svg:y="19.93cm" svg:viewBox="0 0 847 525" svg:d="m35 486c54-30 211-91 303-135 92-46 170-89 238-133 65-47 117-94 159-131 40-37 67-72 85-83 19-10 34-1 23 20-13 20-54 58-92 94-40 35-80 69-135 111-59 39-132 94-205 135-76 38-167 78-234 106-66 27-131 51-154 55-25 2-40-10 12-39z">
            <text:p/>
          </draw:path>
          <draw:path draw:style-name="style8" draw:layer="layout" svg:width="0.824cm" svg:height="0.092cm" svg:x="6.251cm" svg:y="19.73cm" svg:viewBox="0 0 825 93" svg:d="m30 26c40-12 148-20 240-23 93-3 219-6 310 4 89 7 183 28 221 43 37 14 26 40 3 43-24 0-73-28-139-35-65-9-164-17-243-16-81-1-164 7-231 11-67 3-142 16-168 12-28-5-36-29 7-39z">
            <text:p/>
          </draw:path>
          <draw:path draw:style-name="style8" draw:layer="layout" svg:width="0.712cm" svg:height="0.318cm" svg:x="6.359cm" svg:y="19.365cm" svg:viewBox="0 0 713 319" svg:d="m15 34c48 20 244 48 356 94 110 46 244 153 300 182 54 25 46-5 30-24-18-20-69-56-129-91-61-36-150-91-231-122-81-32-192-65-247-71-57-8-125 10-79 32z">
            <text:p/>
          </draw:path>
          <draw:path draw:style-name="style8" draw:layer="layout" svg:width="0.258cm" svg:height="0.383cm" svg:x="7.154cm" svg:y="19.744cm" svg:viewBox="0 0 259 384" svg:d="m6 28c18 31 96 119 135 177 37 57 67 135 86 162 20 25 38 22 30-8-10-32-53-120-89-178-38-58-102-138-128-165-29-26-51-20-34 12z">
            <text:p/>
          </draw:path>
          <draw:path draw:style-name="style8" draw:layer="layout" svg:width="0.18cm" svg:height="0.515cm" svg:x="7.164cm" svg:y="19.993cm" svg:viewBox="0 0 181 516" svg:d="m6 3c15 16 74 114 103 182 27 67 53 167 66 221 10 52 4 79 3 94-2 14-3 28-13-3-12-34-25-118-50-185-25-70-74-170-92-221-18-52-31-105-17-88z">
            <text:p/>
          </draw:path>
          <draw:path draw:style-name="style8" draw:layer="layout" svg:width="0.2cm" svg:height="0.268cm" svg:x="7.471cm" svg:y="21.045cm" svg:viewBox="0 0 201 269" svg:d="m2 23c11 30 58 128 87 170 26 39 56 65 75 74 18 7 36-13 37-20-2-4-22 0-37-11-14-14-34-36-49-63-18-29-39-75-53-103-14-28-28-56-36-62-11-10-33-16-24 15z">
            <text:p/>
          </draw:path>
          <draw:path draw:style-name="style8" draw:layer="layout" svg:width="0.044cm" svg:height="0.05cm" svg:x="7.687cm" svg:y="21.238cm" svg:viewBox="0 0 45 51" svg:d="m1 50c4 5 17-2 29-16 11-13 18-27 14-33-4-4-16 2-28 16-13 13-19 28-15 33z">
            <text:p/>
          </draw:path>
          <draw:path draw:style-name="style8" draw:layer="layout" svg:width="0.075cm" svg:height="0.46cm" svg:x="7.028cm" svg:y="19.092cm" svg:viewBox="0 0 76 461" svg:d="m0 420c3-40 27-133 33-198 3-67-11-154-6-189 3-36 28-40 36-24 8 15 13 60 13 114 0 54-5 144-13 202-9 54-31 113-40 130-10 15-25 3-23-35z">
            <text:p/>
          </draw:path>
          <draw:path draw:style-name="style8" draw:layer="layout" svg:width="0.355cm" svg:height="0.609cm" svg:x="7.099cm" svg:y="18.985cm" svg:viewBox="0 0 356 610" svg:d="m12 558c23-40 98-110 142-170 40-61 75-121 103-184 25-66 43-167 59-193 16-25 46-6 39 43-8 45-46 154-82 232-38 79-98 172-139 228-43 54-92 85-112 95-22 6-31-14-10-51z">
            <text:p/>
          </draw:path>
          <draw:path draw:style-name="style8" draw:layer="layout" svg:width="0.318cm" svg:height="0.173cm" svg:x="7.201cm" svg:y="19.487cm" svg:viewBox="0 0 319 174" svg:d="m12 131c20-24 62-80 112-103 49-22 153-31 182-27 26 2 9 36-17 47-28 10-100-4-141 16-40 20-73 85-96 103-24 16-38 0-43-5-8-5-16-11 3-31z">
            <text:p/>
          </draw:path>
          <draw:path draw:style-name="style8" draw:layer="layout" svg:width="0.505cm" svg:height="0.204cm" svg:x="5.656cm" svg:y="23.85cm" svg:viewBox="0 0 506 205" svg:d="m14 40c23 22 81 59 137 85 54 25 130 45 188 60 58 14 136 22 158 20 21-5 0-28-33-40-36-12-113-13-171-30-58-19-125-51-171-75-46-23-87-57-105-59-18-5-25 18-3 39z">
            <text:p/>
          </draw:path>
          <draw:path draw:style-name="style8" draw:layer="layout" svg:width="0.033cm" svg:height="0.039cm" svg:x="6.194cm" svg:y="24.025cm" svg:viewBox="0 0 34 40" svg:d="m10 0c-7 3-12 14-9 21 1 8 14 18 21 19 5-2 13-24 12-29-3-8-19-12-24-11z">
            <text:p/>
          </draw:path>
          <draw:path draw:style-name="style8" draw:layer="layout" svg:width="0.033cm" svg:height="0.04cm" svg:x="5.598cm" svg:y="23.796cm" svg:viewBox="0 0 34 41" svg:d="m10 0c-6 2-12 15-9 22 1 8 15 18 21 19 5-2 13-24 12-30-3-9-19-12-24-11z">
            <text:p/>
          </draw:path>
          <draw:path draw:style-name="style1" draw:layer="layout" svg:width="0.586cm" svg:height="1.43cm" svg:x="7.473cm" svg:y="28.459cm" svg:viewBox="0 0 587 1431" svg:d="m544 286c-20-59-289-324-321-281-35 38-208 274-217 326-14 118 7 237-6 354 146-315-113 324 139 445-61 156 127 354 161 287 72-462 405-562 244-1131z">
            <text:p/>
          </draw:path>
          <draw:path draw:style-name="style1" draw:layer="layout" svg:width="1.549cm" svg:height="4.831cm" svg:x="7.662cm" svg:y="24.647cm" svg:viewBox="0 0 1550 4832" svg:d="m287 4832c-385-97 98-897-287-995 543-1603 148-2107 591-3837 384 98 574 898 959 996-443 1730-562 2134-1263 3836z">
            <text:p/>
          </draw:path>
          <draw:path draw:style-name="style18" draw:layer="layout" svg:width="1.595cm" svg:height="2.958cm" svg:x="7.743cm" svg:y="23.771cm" svg:viewBox="0 0 1596 2959" svg:d="m91 31c1563-319 1494 1875 1505 2699-18 140-146 253-290 225-260-27-495-202-763-163-689-584-333-1410-517-2266-24-160-64-359 60-489z">
            <text:p/>
          </draw:path>
          <draw:path draw:style-name="style1" draw:layer="layout" svg:width="1.352cm" svg:height="4.165cm" svg:x="3.199cm" svg:y="24.934cm" svg:viewBox="0 0 1353 4166" svg:d="m908 4166c386-98 61-414 445-512-542-1603 245-1925-198-3654-384 98-770 196-1155 293 443 1729 207 2171 908 3873z">
            <text:p/>
          </draw:path>
          <draw:path draw:style-name="style18" draw:layer="layout" svg:width="1.595cm" svg:height="2.958cm" svg:x="3.017cm" svg:y="23.852cm" svg:viewBox="0 0 1596 2959" svg:d="m1505 32c-1562-320-1495 1874-1505 2698 17 139 146 253 290 225 260-27 495-202 763-163 689-584 333-1410 517-2266 25-161 64-359-60-489z">
            <text:p/>
          </draw:path>
          <draw:path draw:style-name="style11" draw:layer="layout" svg:width="1.125cm" svg:height="1.126cm" svg:x="3.883cm" svg:y="28.495cm" svg:viewBox="0 0 1126 1127" svg:d="m0 299c35 103 60 210 136 301 65 174 218 322 386 447 124 61 399 112 484 54 61-57 93-112 120-178 1-135-137-290-184-424-81-237-478-599-728-473-91 210-150 94-214 273z">
            <text:p/>
          </draw:path>
          <draw:path draw:style-name="gr8" draw:text-style-name="P1" draw:layer="layout" svg:width="1.861cm" svg:height="0.319cm" draw:transform="rotate (-1.89403130426507) translate (-9.4279331121928cm 24.1924007956801cm)" svg:viewBox="0 0 1862 320" svg:d="m0 56c247-69 492 5 746-33 229-34 476-44 694 70l246 90 176 137">
            <text:p/>
          </draw:path>
          <draw:path draw:style-name="gr9" draw:text-style-name="P1" draw:layer="layout" svg:width="1.927cm" svg:height="0.224cm" draw:transform="skewX (-0.000523598775598212) rotate (-1.06517444249312) translate (-11.6548852564513cm 24.0309201883489cm)" svg:viewBox="0 0 1928 225" svg:d="m0 0c260-4 519 56 779 33 236-21 471 9 705 39l149 153 243-100 52 76">
            <text:p/>
          </draw:path>
          <draw:path draw:style-name="gr9" draw:text-style-name="P1" draw:layer="layout" svg:width="1.86cm" svg:height="0.605cm" draw:transform="rotate (-0.710872604338343) translate (-4.02507654151234cm 18.9345361187474cm)" svg:viewBox="0 0 1861 606" svg:d="m0 5c270-34 476 121 695 241 242 132 493 116 723 243l209 117 234-12">
            <text:p/>
          </draw:path>
          <draw:path draw:style-name="gr9" draw:text-style-name="P1" draw:layer="layout" svg:width="1.703cm" svg:height="0.304cm" draw:transform="rotate (0.94823738260834) translate (-2.92074218768945cm 20.3759358442801cm)" svg:viewBox="0 0 1704 305" svg:d="m0 278c255-22 515 63 763 8 218-49 444-79 636-205l219-81 86 14">
            <text:p/>
          </draw:path>
          <draw:path draw:style-name="gr9" draw:text-style-name="P1" draw:layer="layout" svg:width="0.84cm" svg:height="1.927cm" svg:x="5.057cm" svg:y="23.717cm" svg:viewBox="0 0 841 1928" svg:d="m0 0c67 250 165 492 246 738 76 229 114 482 267 677l143 225 62 226 123 62">
            <text:p/>
          </draw:path>
          <draw:path draw:style-name="gr9" draw:text-style-name="P1" draw:layer="layout" svg:width="2.107cm" svg:height="0.489cm" draw:transform="skewX (0.00104719755119639) rotate (1.24878307980171) translate (6.20187703130829cm 25.6025071772433cm)" svg:viewBox="0 0 2108 490" svg:d="m0 4c258-13 518 6 772 45 278 42 556 89 830 156l220 12 202 150 84 123">
            <text:p/>
          </draw:path>
          <draw:g>
            <draw:rect draw:style-name="gr10" draw:text-style-name="P1" draw:layer="layout" svg:width="24.639cm" svg:height="4.766cm" svg:x="-14.351cm" svg:y="34.921cm">
              <text:p/>
            </draw:rect>
            <draw:rect draw:style-name="gr11" draw:text-style-name="P2" draw:layer="layout" svg:width="9.277cm" svg:height="4.68cm" svg:x="-7.126cm" svg:y="30.154cm">
              <text:p text:style-name="P1"><text:span text:style-name="T1">1</text:span></text:p>
            </draw:rect>
            <draw:frame draw:style-name="gr12" draw:text-style-name="P3" draw:layer="layout" svg:width="2.273cm" svg:height="3.605cm" svg:x="-12.298cm" svg:y="35.991cm">
              <draw:text-box>
                <text:p><text:span text:style-name="T2">2</text:span></text:p>
              </draw:text-box>
            </draw:frame>
            <draw:frame draw:style-name="gr12" draw:text-style-name="P3" draw:layer="layout" svg:width="2.273cm" svg:height="3.605cm" svg:x="5.156cm" svg:y="35.718cm">
              <draw:text-box>
                <text:p><text:span text:style-name="T2">3</text:span></text:p>
              </draw:text-box>
            </draw:fram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yle0" style:family="graphic" style:parent-style-name="standard">
      <style:graphic-properties draw:stroke="solid" svg:stroke-color="#000000" draw:fill="solid" draw:fill-color="#dfbc96"/>
    </style:style>
    <style:style style:name="style1" style:family="graphic" style:parent-style-name="standard">
      <style:graphic-properties draw:stroke="solid" svg:stroke-color="#cea147" draw:fill="solid" draw:fill-color="#f0c18f"/>
    </style:style>
    <style:style style:name="style2" style:family="graphic" style:parent-style-name="standard">
      <style:graphic-properties draw:stroke="solid" svg:stroke-color="#000000" draw:fill="solid" draw:fill-color="#0000ff"/>
    </style:style>
    <style:style style:name="style3" style:family="graphic" style:parent-style-name="standard">
      <style:graphic-properties draw:stroke="solid" svg:stroke-color="#cea147" draw:fill="solid" draw:fill-color="#000000"/>
    </style:style>
    <style:style style:name="style4" style:family="graphic" style:parent-style-name="standard">
      <style:graphic-properties draw:stroke="solid" svg:stroke-color="#3b7a25" draw:fill="none"/>
    </style:style>
    <style:style style:name="style5" style:family="graphic" style:parent-style-name="standard">
      <style:graphic-properties draw:stroke="solid" svg:stroke-color="#000000" draw:fill="solid" draw:fill-color="#ff0000"/>
    </style:style>
    <style:style style:name="style6" style:family="graphic" style:parent-style-name="standard">
      <style:graphic-properties draw:stroke="solid" svg:stroke-color="#eee726" draw:fill="none"/>
    </style:style>
    <style:style style:name="style7" style:family="graphic" style:parent-style-name="standard">
      <style:graphic-properties draw:stroke="solid" svg:stroke-color="#eee726" draw:fill="solid" draw:fill-color="#ffff00"/>
    </style:style>
    <style:style style:name="style8" style:family="graphic" style:parent-style-name="standard">
      <style:graphic-properties draw:stroke="solid" svg:stroke-color="#000000" draw:fill="solid" draw:fill-color="#000000"/>
    </style:style>
    <style:style style:name="style9" style:family="graphic" style:parent-style-name="standard">
      <style:graphic-properties draw:stroke="solid" svg:stroke-color="#000000" draw:fill="solid" draw:fill-color="#f0c18f"/>
    </style:style>
    <style:style style:name="style10" style:family="graphic" style:parent-style-name="standard">
      <style:graphic-properties draw:stroke="solid" svg:stroke-color="#000000" draw:fill="solid" draw:fill-color="#78605c"/>
    </style:style>
    <style:style style:name="style11" style:family="graphic" style:parent-style-name="standard">
      <style:graphic-properties draw:stroke="solid" svg:stroke-color="#edb23d" draw:fill="solid" draw:fill-color="#f5ac5e"/>
    </style:style>
    <style:style style:name="style12" style:family="graphic" style:parent-style-name="standard">
      <style:graphic-properties draw:stroke="solid" svg:stroke-color="#fff3f3" draw:fill="none"/>
    </style:style>
    <style:style style:name="style13" style:family="graphic" style:parent-style-name="standard">
      <style:graphic-properties draw:stroke="solid" svg:stroke-color="#000000" draw:fill="solid" draw:fill-color="#3dff00"/>
    </style:style>
    <style:style style:name="style14" style:family="graphic" style:parent-style-name="standard">
      <style:graphic-properties draw:stroke="solid" svg:stroke-color="#000000" draw:fill="solid" draw:fill-color="#0076ff"/>
    </style:style>
    <style:style style:name="style15" style:family="graphic" style:parent-style-name="standard">
      <style:graphic-properties draw:stroke="solid" svg:stroke-color="#000000" draw:fill="solid" draw:fill-color="#dfdb4e"/>
    </style:style>
    <style:style style:name="style16" style:family="graphic" style:parent-style-name="standard">
      <style:graphic-properties draw:stroke="solid" svg:stroke-color="#000000" draw:fill="solid" draw:fill-color="#26ff00"/>
    </style:style>
    <style:style style:name="style17" style:family="graphic" style:parent-style-name="standard">
      <style:graphic-properties draw:stroke="solid" svg:stroke-color="#000000" draw:fill="solid" draw:fill-color="#14ff00"/>
    </style:style>
    <style:style style:name="style18" style:family="graphic" style:parent-style-name="standard">
      <style:graphic-properties draw:stroke="solid" svg:stroke-color="#000000" draw:fill="solid" draw:fill-color="#ff00f1"/>
    </style:style>
    <style:style style:name="style19" style:family="graphic" style:parent-style-name="standard">
      <style:graphic-properties draw:stroke="solid" svg:stroke-color="#fff3f3" draw:fill="solid" draw:fill-color="#ff00f1"/>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202</meta:generator>
    <meta:initial-creator>unknown</meta:initial-creator>
    <meta:creation-date/>
    <dc:format>image/svg+xml</dc:format>
    <dc:language>cz</dc:language>
    <dc:publisher>ZS a MS Machovo nam.(</dc:publisher>
    <dc:subject>fotbalistafootballer</dc:subject>
    <meta:editing-cycles>3</meta:editing-cycles>
    <meta:editing-duration>PT1H4M13S</meta:editing-duration>
    <dc:date>2011-04-16T19:33:02</dc:date>
    <dc:creator>Yves Mairesse</dc:creator>
    <meta:document-statistic meta:object-count="178"/>
    <meta:user-defined meta:name="Info 1"/>
    <meta:user-defined meta:name="Info 2"/>
    <meta:user-defined meta:name="Info 3"/>
    <meta:user-defined meta:name="Info 4"/>
  </office:meta>
</office:document-meta>
</file>